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/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Default"/>
        <table:table-column table:style-name="co1" table:number-columns-repeated="17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Store</text:p>
          </table:table-cell>
          <table:table-cell table:style-name="ce1" office:value-type="string" calcext:value-type="string" table:number-columns-spanned="17" table:number-rows-spanned="1">
            <text:p>Time</text:p>
          </table:table-cell>
          <table:covered-table-cell table:number-columns-repeated="16" table:style-name="Default"/>
        </table:table-row>
        <table:table-row table:style-name="ro1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19" calcext:value-type="float">
            <text:p>20140119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208" calcext:value-type="float">
            <text:p>20140208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Vastlakukke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Vastlakukke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Vastlakukk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Vastlakukke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Vastlakukk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262" calcext:value-type="float">
            <text:p>262</text:p>
          </table:table-cell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304" calcext:value-type="float">
            <text:p>20140304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07" calcext:value-type="float">
            <text:p>20140407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15" calcext:value-type="float">
            <text:p>20140415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07" calcext:value-type="float">
            <text:p>20140607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24" calcext:value-type="float">
            <text:p>20141024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31" calcext:value-type="float">
            <text:p>20141031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Eggs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23" calcext:value-type="float">
            <text:p>20141223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Ban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Banan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Banan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Coffee_Cre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Coffee_Cre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Coffee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Coffee_Cream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Coffee_Cre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Eggs_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Eggs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Eggs_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Eggs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Eggs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Eggs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Grape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Grape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Grap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Grape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Milk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93" calcext:value-type="float">
            <text:p>193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Sour_Cream_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Whipped_Crea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Whipped_Crea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Whipped_C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Whipped_Cream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231" calcext:value-type="float">
            <text:p>20141231</text:p>
          </table:table-cell>
          <table:table-cell office:value-type="string" calcext:value-type="string">
            <text:p>Whipped_Cre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/>
          <table:table-cell table:style-name="Default" table:number-columns-repeated="17"/>
        </table:table-row>
        <calcext:conditional-formats>
          <calcext:conditional-format calcext:target-range-address="Sheet2.D3:Sheet2.T560">
            <calcext:color-scale>
              <calcext:color-scale-entry calcext:value="0" calcext:type="minimum" calcext:color="#9933ff"/>
              <calcext:color-scale-entry calcext:value="50" calcext:type="percentile" calcext:color="#000000"/>
              <calcext:color-scale-entry calcext:value="0" calcext:type="maximum" calcext:color="#c5000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01:08:10.070791016</meta:creation-date>
    <dc:date>2016-02-28T01:20:12.247728545</dc:date>
    <meta:editing-duration>PT12M2S</meta:editing-duration>
    <meta:editing-cycles>1</meta:editing-cycles>
    <meta:document-statistic meta:table-count="1" meta:cell-count="11182" meta:object-count="0"/>
    <meta:generator>LibreOffice/5.0.5.2$Linux_X86_64 LibreOffice_project/00m0$Build-2</meta:generator>
  </office:meta>
</office:document-meta>
</file>